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509" officeooo:paragraph-rsid="000e7509"/>
    </style:style>
    <style:style style:name="P2" style:family="paragraph" style:parent-style-name="Standard">
      <style:paragraph-properties fo:text-align="start" style:justify-single-word="false"/>
      <style:text-properties officeooo:rsid="000e7509" officeooo:paragraph-rsid="000e7509"/>
    </style:style>
    <style:style style:name="P3" style:family="paragraph" style:parent-style-name="Standard">
      <style:paragraph-properties fo:text-align="start" style:justify-single-word="false"/>
      <style:text-properties officeooo:rsid="000e9abd" officeooo:paragraph-rsid="000e9abd"/>
    </style:style>
    <style:style style:name="P4" style:family="paragraph" style:parent-style-name="Standard" style:list-style-name="L1">
      <style:text-properties officeooo:rsid="000e7509" officeooo:paragraph-rsid="000e7509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0e7509" officeooo:paragraph-rsid="000e7509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0e9abd" officeooo:paragraph-rsid="000e9abd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1104d3" officeooo:paragraph-rsid="001104d3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officeooo:rsid="001104d3" officeooo:paragraph-rsid="001104d3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126b5d" officeooo:paragraph-rsid="00126b5d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0e9abd" officeooo:paragraph-rsid="000e9abd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104d3" officeooo:paragraph-rsid="001104d3"/>
    </style:style>
    <style:style style:name="T1" style:family="text">
      <style:text-properties style:text-line-through-style="solid" style:text-line-through-type="single" officeooo:rsid="001104d3"/>
    </style:style>
    <style:style style:name="T2" style:family="text">
      <style:text-properties style:text-line-through-style="none" style:text-line-through-type="none" officeooo:rsid="001104d3"/>
    </style:style>
    <style:style style:name="T3" style:family="text">
      <style:text-properties officeooo:rsid="0012a9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olbox II</text:p>
      <text:p text:style-name="P1"/>
      <text:p text:style-name="P1">Probleme:</text:p>
      <text:p text:style-name="P1"/>
      <text:list xml:id="list8016523317795270729" text:style-name="L1">
        <text:list-item>
          <text:p text:style-name="P4">es sind nur kontextfreie Grammatiken möglich</text:p>
          <text:list>
            <text:list-item>
              <text:p text:style-name="P4">Lösung I: keine kontextsensitiven implementieren</text:p>
            </text:list-item>
            <text:list-item>
              <text:p text:style-name="P4">Lösung II: extra Klasse Regel einfügen.</text:p>
              <text:list>
                <text:list-item>
                  <text:p text:style-name="P4">Schwer, wegen SableCC</text:p>
                </text:list-item>
              </text:list>
            </text:list-item>
          </text:list>
        </text:list-item>
        <text:list-item>
          <text:p text:style-name="P5">nullable funktioniert nicht. Es werden auch Symbole hinzugefügt, die auf mehrere andere Symbole abbilden von denen eins auf lambda abbildet. Das ist falsch.</text:p>
          <text:list>
            <text:list-item>
              <text:p text:style-name="P5">Lösung: durch alle durch gehen, true, wenn auf null abgebildet wird, verunden.</text:p>
            </text:list-item>
          </text:list>
        </text:list-item>
        <text:list-item>
          <text:p text:style-name="P6">Es funktioniert nur epsilon und nicht lambda</text:p>
          <text:list>
            <text:list-item>
              <text:p text:style-name="P9">jetzt funktioniert fast beides, jedoch wird lambda nicht als null erkannt, da ich epsilon als Nullsymbol festgesetzt habe.</text:p>
              <text:list>
                <text:list-item>
                  <text:p text:style-name="P9">Lösung I : jedes Mal beide Fälle abhandeln</text:p>
                </text:list-item>
                <text:list-item>
                  <text:p text:style-name="P9">Lösung II : lambda ODER epsilon festsetzen <text:span text:style-name="T3">←besser.</text:span></text:p>
                </text:list-item>
              </text:list>
            </text:list-item>
          </text:list>
        </text:list-item>
      </text:list>
      <text:p text:style-name="P3">Features:</text:p>
      <text:list xml:id="list6939207304315322533" text:style-name="L2">
        <text:list-item>
          <text:p text:style-name="P10">remove lambda rules/rlr</text:p>
          <text:list>
            <text:list-item>
              <text:p text:style-name="P10">Erster Schritt: nullable bestimmen</text:p>
            </text:list-item>
            <text:list-item>
              <text:p text:style-name="P10">Zweiter Schritt: für jede Regel, die ein Nullable-Symbol enthält, diese Regel ohne dieses hinzugefügen.<text:line-break/>Sukzessiv auch für die neu hinzugefügten Regeln anwenden.</text:p>
            </text:list-item>
            <text:list-item>
              <text:p text:style-name="P10">Wie? Queue. </text:p>
              <text:list>
                <text:list-item>
                  <text:p text:style-name="P10">Alle Regeln zu einem Nicht-Terminal werden in eine Queue gepackt. </text:p>
                </text:list-item>
                <text:list-item>
                  <text:p text:style-name="P10">Nun geht man Regel für Regel durch. Jede Regel, die bearbeitet wurde, kommt in die Liste „alreadySeen“</text:p>
                </text:list-item>
                <text:list-item>
                  <text:p text:style-name="P11">Man geht durch die Regel Symbol für Symbol durch</text:p>
                </text:list-item>
                <text:list-item>
                  <text:p text:style-name="P10">Enthält die aktuelle Regel keine nullable Symbole, <text:span text:style-name="T1">wird sie am Ende wieder eingefügt.</text:span><text:span text:style-name="T2"> kommt sie in eine neue Liste.</text:span></text:p>
                </text:list-item>
                <text:list-item>
                  <text:p text:style-name="P7">Enthält die Regel ein nullable-Symbole, so wird dieses durch lambda ersetzt.</text:p>
                </text:list-item>
                <text:list-item>
                  <text:p text:style-name="P7">Ist diese neue Regel nicht in der queue, wird erst die neue Regel, dann die ursprüngliche zu der queue hinzugefügt</text:p>
                </text:list-item>
                <text:list-item>
                  <text:p text:style-name="P7">Ist dies nicht der Fall, fahre mit dem nächsten Symbol fort</text:p>
                </text:list-item>
                <text:list-item>
                  <text:p text:style-name="P7">Trifft man auf eine Regel, die schon mal bearbeitet wurde, wird diese hinten angefügt und der Algorithmus bricht ab.</text:p>
                </text:list-item>
                <text:list-item>
                  <text:p text:style-name="P7">Alle alten und neuen Regel werden der Grammatik hinzugefügte</text:p>
                </text:list-item>
              </text:list>
            </text:list-item>
            <text:list-item>
              <text:p text:style-name="P7">Dritter Schritt:</text:p>
              <text:list>
                <text:list-item>
                  <text:p text:style-name="P7">alle unnötigen Lambda entfernen:</text:p>
                  <text:list>
                    <text:list-item>
                      <text:p text:style-name="P7">die, die mit anderen Symbolen in einer Regel sind</text:p>
                    </text:list-item>
                    <text:list-item>
                      <text:p text:style-name="P7">besteht eine Regel nur aus Lambda, diese durch ein Lambda ersetzen</text:p>
                    </text:list-item>
                  </text:list>
                </text:list-item>
                <text:list-item>
                  <text:p text:style-name="P7">Lambda - Regel A → lambda entfernen</text:p>
                </text:list-item>
                <text:list-item>
                  <text:p text:style-name="P7">Buchstaben, die auf keiner linken Seite vorkommen, in den anderen Regeln durch lambda ersetzen und aus den Nicht-Terminalen der Grammatik entfernen</text:p>
                </text:list-item>
                <text:list-item>
                  <text:p text:style-name="P7">alle unnötigen Lambda entfernen</text:p>
                </text:list-item>
                <text:list-item>
                  <text:p text:style-name="P7">Lambda – Regel A → lambda entfernen und lambda aus den Terminalen der Grammatik entfernen</text:p>
                </text:list-item>
              </text:list>
              <text:p text:style-name="P7"/>
            </text:list-item>
          </text:list>
        </text:list-item>
      </text:list>
      <text:p text:style-name="P8"/>
      <text:p text:style-name="P8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 </meta:initial-creator>
    <meta:creation-date>2016-10-20T22:38:09.788685665</meta:creation-date>
    <dc:date>2016-10-21T23:34:46.652883321</dc:date>
    <dc:creator>Isabel </dc:creator>
    <meta:editing-duration>PT1H34M49S</meta:editing-duration>
    <meta:editing-cycles>5</meta:editing-cycles>
    <meta:generator>LibreOffice/5.0.3.2$Linux_X86_64 LibreOffice_project/00m0$Build-2</meta:generator>
    <meta:document-statistic meta:table-count="0" meta:image-count="0" meta:object-count="0" meta:page-count="1" meta:paragraph-count="36" meta:word-count="360" meta:character-count="2157" meta:non-whitespace-character-count="1859"/>
  </office:meta>
</office:document-meta>
</file>